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689cm" table:align="left" style:shadow="none" style:may-break-between-rows="true" table:border-model="collapsing"/>
    </style:style>
    <style:style style:name="Table1.A" style:family="table-column">
      <style:table-column-properties style:column-width="4.283cm"/>
    </style:style>
    <style:style style:name="Table1.C" style:family="table-column">
      <style:table-column-properties style:column-width="3.942cm"/>
    </style:style>
    <style:style style:name="Table1.D" style:family="table-column">
      <style:table-column-properties style:column-width="1.997cm"/>
    </style:style>
    <style:style style:name="Table1.E" style:family="table-column">
      <style:table-column-properties style:column-width="6.398cm"/>
    </style:style>
    <style:style style:name="Table1.F" style:family="table-column">
      <style:table-column-properties style:column-width="4.78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614" officeooo:paragraph-rsid="000b1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8269" officeooo:paragraph-rsid="000382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a46" officeooo:paragraph-rsid="000eea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614" officeooo:paragraph-rsid="000b1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fd7" officeooo:paragraph-rsid="000f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fffd7" officeooo:paragraph-rsid="000fffd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3465a4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0f394d"/>
    </style:style>
    <style:style style:name="T2" style:family="text">
      <style:text-properties officeooo:rsid="000ff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Nombre del Trámite</text:p>
          </table:table-cell>
          <table:table-cell table:style-name="Table1.A1" office:value-type="string">
            <text:p text:style-name="P2">Objetivo del Trámite</text:p>
          </table:table-cell>
          <table:table-cell table:style-name="Table1.A1" office:value-type="string">
            <text:p text:style-name="P2">Plazo de Realización</text:p>
          </table:table-cell>
          <table:table-cell table:style-name="Table1.A1" office:value-type="string">
            <text:p text:style-name="P2">Modelo</text:p>
          </table:table-cell>
          <table:table-cell table:style-name="Table1.A1" office:value-type="string">
            <text:p text:style-name="P2">Documentación</text:p>
          </table:table-cell>
          <table:table-cell table:style-name="Table1.F1" office:value-type="string">
            <text:p text:style-name="P2">Realización Telemática</text:p>
          </table:table-cell>
        </table:table-row>
        <table:table-row table:style-name="Table1.2">
          <table:table-cell table:style-name="Table1.A2" office:value-type="string">
            <text:p text:style-name="P6">Contrato de Arrendamiento</text:p>
          </table:table-cell>
          <table:table-cell table:style-name="Table1.A2" office:value-type="string">
            <text:p text:style-name="P5">Contrato escrito donde </text:p>
            <text:p text:style-name="P5">se estipula el contrato de alquiler</text:p>
          </table:table-cell>
          <table:table-cell table:style-name="Table1.A2" office:value-type="string">
            <text:p text:style-name="P5">Antes de iniciar la activida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- <text:span text:style-name="T2">Modelo de contrato de alquiler</text:span></text:p>
            <text:p text:style-name="P3">- <text:span text:style-name="T2">Información de Arrendador</text:span></text:p>
            <text:p text:style-name="P3">- <text:span text:style-name="T2">Información del Arrendatario</text:span></text:p>
            <text:p text:style-name="P1"/>
          </table:table-cell>
          <table:table-cell table:style-name="Table1.F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6">Reserva de dominio web</text:p>
          </table:table-cell>
          <table:table-cell table:style-name="Table1.A2" office:value-type="string">
            <text:p text:style-name="P5">Reserva de un dominio web para la página web de la empresa</text:p>
          </table:table-cell>
          <table:table-cell table:style-name="Table1.A2" office:value-type="string">
            <text:p text:style-name="P5">Antes de iniciar la activida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7">https://www.hostinger.es/comprar-domin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1:40:21.072470128</meta:creation-date>
    <dc:date>2024-04-13T09:23:10.376463808</dc:date>
    <meta:editing-duration>PT15M18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66" meta:character-count="449" meta:non-whitespace-character-count="399"/>
  </office:meta>
</office:document-meta>
</file>